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1cm" svg:x="0cm" svg:y="0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07T10:37:25.667135664</meta:creation-date>
    <dc:date>2017-06-16T12:34:25.490245720</dc:date>
    <dc:creator>Abdelkrime Aries</dc:creator>
    <meta:editing-duration>PT29M39S</meta:editing-duration>
    <meta:editing-cycles>10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Bold" style:font-family-generic="roman" fo:font-size="16pt" fo:font-weight="bold" style:font-size-asian="9pt" style:font-size-complex="9pt"/>
    </style:style>
    <style:style style:name="ch6" style:family="chart" style:data-style-name="N121">
      <style:chart-properties chart:display-label="true" chart:logarithmic="false" chart:minimum="0.39" chart:maximum="0.43" chart:origin="0" chart:interval-major="0.005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fill="hatch" draw:fill-color="#004586" draw:fill-hatch-name="Black_20_0_20_Degrees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fill="hatch" draw:fill-color="#ff420e" draw:fill-hatch-name="Black_20_90_20_Degrees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fill="hatch" draw:fill-color="#ffd320" draw:fill-hatch-name="Black_20_-45_20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1cm" svg:height="21.001cm" xlink:href="." xlink:type="simple" chart:class="chart:bar" chart:style-name="ch1">
        <chart:legend chart:legend-position="end" svg:x="28.02cm" svg:y="9.122cm" style:legend-expansion="high" chart:style-name="ch2"/>
        <chart:plot-area chart:style-name="ch3" chart:data-source-has-labels="both" svg:x="0.594cm" svg:y="0.42cm" svg:width="26.832cm" svg:height="18.634cm">
          <chartooo:coordinate-region svg:x="2.141cm" svg:y="0.805cm" svg:width="25.285cm" svg:height="17.231cm"/>
          <chart:axis chart:dimension="x" chart:name="primary-x" chart:style-name="ch4" chartooo:axis-type="auto">
            <chartooo:date-scale/>
            <chart:title svg:x="9.225cm" svg:y="19.474cm" chart:style-name="ch5">
              <text:p>Graph-based Cumulative score variant</text:p>
            </chart:title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</table:table-cell>
              <table:table-cell office:value-type="string">
                <text:p>P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max GC0</text:p>
              </table:table-cell>
              <table:table-cell office:value-type="float" office:value="0.39584">
                <text:p>0.39584</text:p>
              </table:table-cell>
              <table:table-cell office:value-type="float" office:value="0.41231">
                <text:p>0.41231</text:p>
              </table:table-cell>
              <table:table-cell office:value-type="float" office:value="0.40261">
                <text:p>0.40261</text:p>
              </table:table-cell>
            </table:table-row>
            <table:table-row>
              <table:table-cell office:value-type="string">
                <text:p>max GC1</text:p>
              </table:table-cell>
              <table:table-cell office:value-type="float" office:value="0.4131">
                <text:p>0.4131</text:p>
              </table:table-cell>
              <table:table-cell office:value-type="float" office:value="0.42937">
                <text:p>0.42937</text:p>
              </table:table-cell>
              <table:table-cell office:value-type="float" office:value="0.42078">
                <text:p>0.42078</text:p>
              </table:table-cell>
            </table:table-row>
            <table:table-row>
              <table:table-cell office:value-type="string">
                <text:p>max GC2</text:p>
              </table:table-cell>
              <table:table-cell office:value-type="float" office:value="0.39441">
                <text:p>0.39441</text:p>
              </table:table-cell>
              <table:table-cell office:value-type="float" office:value="0.42126">
                <text:p>0.42126</text:p>
              </table:table-cell>
              <table:table-cell office:value-type="float" office:value="0.40683">
                <text:p>0.40683</text:p>
              </table:table-cell>
            </table:table-row>
            <table:table-row>
              <table:table-cell office:value-type="string">
                <text:p>max GC3</text:p>
              </table:table-cell>
              <table:table-cell office:value-type="float" office:value="0.39807">
                <text:p>0.39807</text:p>
              </table:table-cell>
              <table:table-cell office:value-type="float" office:value="0.41691">
                <text:p>0.41691</text:p>
              </table:table-cell>
              <table:table-cell office:value-type="float" office:value="0.40511">
                <text:p>0.40511</text:p>
              </table:table-cell>
            </table:table-row>
            <table:table-row>
              <table:table-cell office:value-type="string">
                <text:p>max GC4</text:p>
              </table:table-cell>
              <table:table-cell office:value-type="float" office:value="0.39973">
                <text:p>0.39973</text:p>
              </table:table-cell>
              <table:table-cell office:value-type="float" office:value="0.41861">
                <text:p>0.41861</text:p>
              </table:table-cell>
              <table:table-cell office:value-type="float" office:value="0.40858">
                <text:p>0.40858</text:p>
              </table:table-cell>
            </table:table-row>
            <table:table-row>
              <table:table-cell office:value-type="string">
                <text:p>max GC5</text:p>
              </table:table-cell>
              <table:table-cell office:value-type="float" office:value="0.40288">
                <text:p>0.40288</text:p>
              </table:table-cell>
              <table:table-cell office:value-type="float" office:value="0.4161">
                <text:p>0.4161</text:p>
              </table:table-cell>
              <table:table-cell office:value-type="float" office:value="0.40904">
                <text:p>0.40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